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t, no matter how long they waited,
help wouldn't come...</text:p>
          </table:table-cell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 office:value-type="string">
            <text:p>Researcher
“How odd, with a thunderous sound like that,
surely at least one person would've gone to
investigate...”</text:p>
          </table:table-cell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 office:value-type="string">
            <text:p>This room and the corridor outside are
soundproofed in order to absorb all the noise
coming from these generators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 office:value-type="string">
            <text:p>Perhaps the sound didn't reach the research
rooms, or if it did, was mistaken for the
sounds of experimental machinery.</text:p>
          </table:table-cell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 office:value-type="string">
            <text:p>Researcher
“If you're right, then we're in quite a bind...”</text:p>
          </table:table-cell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 office:value-type="string">
            <text:p>Researcher
“There's a risk that no-one will realize we're
trapped in here...”</text:p>
          </table:table-cell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only we could do something to lure someone
to this room...</text:p>
          </table:table-cell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 office:value-type="string">
            <text:p>Researcher
“A-Are you okay? At this rate, you're going
to suffer a heatstroke...”</text:p>
          </table:table-cell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 office:value-type="string">
            <text:p>Researcher
“Ah! Of course, we could just shut the
generators off!”</text:p>
          </table:table-cell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 office:value-type="string">
            <text:p>I see, if we did that, the room temperature
would decrease, and at the same time, it
would cut off power to the entire facility.</text:p>
          </table:table-cell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 office:value-type="string">
            <text:p>Researcher
“And if that happens, someone will have to
come and see what happened to the
generators!”</text:p>
          </table:table-cell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Now, if you'd be so kind.</text:p>
          </table:table-cell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 office:value-type="string">
            <text:p>Researcher
“Of course!”</text:p>
          </table:table-cell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 office:value-type="string">
            <text:p>Researcher
“Now we're sure to be saved.”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Now let's wait for someone to get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